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20pt" style:font-size-asian="20pt" style:font-size-complex="2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apport 6ème séance :</text:span> <text:s text:c="30"/><text:span text:style-name="T1">M'nasri Yasmina</text:span></text:p>
      <text:p text:style-name="Standard"/>
      <text:p text:style-name="Standard"/>
      <text:p text:style-name="Standard">Dans cette 6ème séance, notre objectif est que le robot suit la balle jaune et se penche (c'est à dire que les servomoteurs des axes droits et gauches s'activent) au moment ou la balle jaune se trouve au centre de la webcam.</text:p>
      <text:p text:style-name="Standard">Notre programme Arduino est composé de 2 boucles :</text:p>
      <text:p text:style-name="Standard">L'une des boucles utilise le programme Python et permet au robot de suivre la balle jaune de gauche à droite.</text:p>
      <text:p text:style-name="Standard">L'autre boucle permet au robot de se pencher. </text:p>
      <text:p text:style-name="Standard">Cependant après de nombreuses essais, le robot effectue le mouvement codé que par l'une des deux boucles.</text:p>
      <text:p text:style-name="Standard">Afin de résoudre ce problème, j'ai branché un écran LCD pour pouvoir afficher ce que l'on reçoit d'Arduino.</text:p>
      <text:p text:style-name="Standard">Grace à cela, on a pu résoudre le problème en rajoutant une instruction conditionelle 'if() else()'</text:p>
      <text:p text:style-name="P1">Voici le code :</text:p>
      <text:p text:style-name="Text_20_body"/>
      <text:p text:style-name="Text_20_body">#include &lt;Servo.h&gt; </text:p>
      <text:p text:style-name="Text_20_body"> Servo middle, left, right, claw ; </text:p>
      <text:p text:style-name="Text_20_body">int data[1];</text:p>
      <text:p text:style-name="Text_20_body"> </text:p>
      <text:p text:style-name="Text_20_body">void setup() </text:p>
      <text:p text:style-name="Text_20_body">{ </text:p>
      <text:p text:style-name="Text_20_body">  Serial.begin(9600);</text:p>
      <text:p text:style-name="Text_20_body">  middle.attach(11);  </text:p>
      <text:p text:style-name="Text_20_body">  left.attach(10);  </text:p>
      <text:p text:style-name="Text_20_body">  right.attach(9);  </text:p>
      <text:p text:style-name="Text_20_body">  claw.attach(6); </text:p>
      <text:p text:style-name="Text_20_body">  left.write(100);</text:p>
      <text:p text:style-name="Text_20_body">  middle.write(30); </text:p>
      <text:p text:style-name="Text_20_body">}</text:p>
      <text:p text:style-name="Text_20_body">  void loop() {</text:p>
      <text:p text:style-name="Text_20_body">int a=1;</text:p>
      <text:p text:style-name="Text_20_body">int c;</text:p>
      <text:p text:style-name="Text_20_body">while(Serial.available()){</text:p>
      <text:p text:style-name="Text_20_body">    c=Serial.read();</text:p>
      <text:p text:style-name="Text_20_body">    if (c=='S'){a=0;}</text:p>
      <text:p text:style-name="Text_20_body">if (a==1){</text:p>
      <text:p text:style-name="Text_20_body">  while (Serial.available()&gt;=2){ </text:p>
      <text:p text:style-name="Text_20_body">    for (int i =0; i&lt;2;i++){</text:p>
      <text:p text:style-name="Text_20_body">      data[i]=Serial.read();   </text:p>
      <text:p text:style-name="Text_20_body"><text:soft-page-break/>    }      </text:p>
      <text:p text:style-name="Text_20_body">    middle.write(data[0]);</text:p>
      <text:p text:style-name="Text_20_body">  //left.write(data[1]);</text:p>
      <text:p text:style-name="Text_20_body">  }}</text:p>
      <text:p text:style-name="Text_20_body">  else{</text:p>
      <text:p text:style-name="Text_20_body">  </text:p>
      <text:p text:style-name="Text_20_body">      pencher(30);  }}</text:p>
      <text:p text:style-name="Text_20_body">}</text:p>
      <text:p text:style-name="Text_20_body">void pencher(int p){</text:p>
      <text:p text:style-name="Text_20_body">  //for(int i=0;i&lt;80;i++){</text:p>
      <text:p text:style-name="Text_20_body">  //right.write(i);}</text:p>
      <text:p text:style-name="Text_20_body">  left.write(5);</text:p>
      <text:p text:style-name="Text_20_body">  delay(p);</text:p>
      <text:p text:style-name="Standard">Dans la prochaine séance, notre but sera de rajouter un mouvement à la pince pour attrraper la balle et fixer la camera sur le rob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 mn</meta:initial-creator>
    <meta:creation-date>2020-02-11T19:24:44.59</meta:creation-date>
    <meta:document-statistic meta:table-count="0" meta:image-count="0" meta:object-count="0" meta:page-count="2" meta:paragraph-count="47" meta:word-count="223" meta:character-count="1565"/>
    <dc:date>2020-02-11T21:32:53.07</dc:date>
    <dc:creator>me mn</dc:creator>
    <meta:editing-duration>PT12M42S</meta:editing-duration>
    <meta:editing-cycles>1</meta:editing-cycles>
    <meta:generator>OpenOffice/4.1.2$Win32 OpenOffice.org_project/412m3$Build-9782</meta:generator>
  </office:meta>
</office:document-meta>
</file>